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Text_20_body">
      <style:paragraph-properties fo:margin-left="0.9846in" fo:margin-right="0in" fo:text-indent="0in" style:auto-text-indent="false"/>
    </style:style>
    <style:style style:name="P3" style:family="paragraph" style:parent-style-name="Text_20_body">
      <style:paragraph-properties fo:margin-left="1.4772in" fo:margin-right="0in" fo:text-indent="0in" style:auto-text-indent="false"/>
    </style:style>
    <style:style style:name="P4" style:family="paragraph" style:parent-style-name="Text_20_body">
      <style:text-properties fo:font-style="normal" style:font-style-asian="normal" style:font-style-complex="normal"/>
    </style:style>
    <style:style style:name="P5" style:family="paragraph" style:parent-style-name="Standard">
      <style:paragraph-properties fo:margin-top="0in" fo:margin-bottom="0.1965in"/>
    </style:style>
    <style:style style:name="P6" style:family="paragraph" style:parent-style-name="Preformatted_20_Text">
      <style:paragraph-properties fo:margin-top="0in" fo:margin-bottom="0.1965in"/>
    </style:style>
    <style:style style:name="P7" style:family="paragraph" style:parent-style-name="Standard">
      <style:paragraph-properties fo:margin-left="0in" fo:margin-right="0in" fo:text-align="start" style:justify-single-word="false" fo:text-indent="0in" style:auto-text-indent="false" style:text-autospace="none"/>
      <style:text-properties fo:color="#3f7f5f" style:font-name="Courier New" fo:font-size="10pt" style:font-name-asian="Courier New" style:font-size-asian="10pt" style:font-name-complex="Courier New" style:font-size-complex="10pt"/>
    </style:style>
    <style:style style:name="P8" style:family="paragraph" style:parent-style-name="Standard" style:list-style-name="">
      <style:paragraph-properties fo:margin-left="0in" fo:margin-right="0in" fo:text-align="start" style:justify-single-word="false" fo:text-indent="0in" style:auto-text-indent="false" style:text-autospace="none"/>
      <style:text-properties style:font-name="Courier New" fo:font-size="10pt" style:font-name-asian="Courier New" style:font-size-asian="10pt" style:font-name-complex="Courier New" style:font-size-complex="10pt"/>
    </style:style>
    <style:style style:name="P9" style:family="paragraph" style:parent-style-name="Standard" style:list-style-name="">
      <style:paragraph-properties fo:margin-left="0in" fo:margin-right="0in" fo:text-align="start" style:justify-single-word="false" fo:text-indent="0in" style:auto-text-indent="false" style:text-autospace="none"/>
    </style:style>
    <style:style style:name="P10" style:family="paragraph" style:parent-style-name="Heading_20_3">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color="#000000"/>
    </style:style>
    <style:style style:name="T5" style:family="text">
      <style:text-properties fo:color="#000000" style:text-line-through-style="none" style:text-underline-style="none" style:text-blinking="false"/>
    </style:style>
    <style:style style:name="T6" style:family="text">
      <style:text-properties fo:color="#000000" style:font-name="Courier New" fo:font-size="10pt" style:font-name-asian="Courier New" style:font-size-asian="10pt" style:font-name-complex="Courier New" style:font-size-complex="10pt"/>
    </style:style>
    <style:style style:name="T7" style:family="text">
      <style:text-properties fo:color="#3f7f5f"/>
    </style:style>
    <style:style style:name="T8" style:family="text">
      <style:text-properties fo:color="#3f7f5f" style:text-underline-style="solid" style:text-underline-width="auto" style:text-underline-color="font-color"/>
    </style:style>
    <style:style style:name="T9" style:family="text">
      <style:text-properties fo:color="#7f9fbf" fo:font-weight="bold"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fo:color="#7f0055" fo:font-weight="bold" style:font-weight-asian="bold" style:font-weight-complex="bold"/>
    </style:style>
    <style:style style:name="T12"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office:automatic-styles>
  <office:body>
    <office:text>
      <office:forms form:automatic-focus="false" form:apply-design-mode="false">
        <form:form form:name="f" form:apply-filter="true" form:method="post" form:control-implementation="ooo:com.sun.star.form.component.Form" office:target-frame="" xlink:href="file:///group/objectify-appengine/manage_thread">
          <form:hidden form:name="_done" form:control-implementation="ooo:com.sun.star.form.component.HiddenControl" form:id="control1" form:value="/group/objectify-appengine/browse_thread/thread/67fb06898ea161a/1e9c0e60ee60627b"/>
          <form:hidden form:name="tid" form:control-implementation="ooo:com.sun.star.form.component.HiddenControl" form:id="control2" form:value="67fb06898ea161a"/>
        </form:form>
        <form:form form:name="unnamed0" form:apply-filter="true" form:method="post" form:control-implementation="ooo:com.sun.star.form.component.Form" office:target-frame="post_res" xlink:href="file:///group/objectify-appengine/post%3FAction.BackgroundPost=1">
          <form:hidden form:name="WebToken" form:control-implementation="ooo:com.sun.star.form.component.HiddenControl" form:id="control3" form:value="86bb613da962ea7f78429f7c5c4d7e0e"/>
          <form:hidden form:name="orig_charset" form:control-implementation="ooo:com.sun.star.form.component.HiddenControl" form:id="control4" form:value="ISO-8859-1"/>
          <form:hidden form:name="no_subj_override" form:control-implementation="ooo:com.sun.star.form.component.HiddenControl" form:id="control5" form:value="0"/>
          <form:hidden form:name="no_body_override" form:control-implementation="ooo:com.sun.star.form.component.HiddenControl" form:id="control6" form:value="0"/>
          <form:hidden form:name="quickreply" form:control-implementation="ooo:com.sun.star.form.component.HiddenControl" form:id="control7" form:value="1"/>
          <form:hidden form:name="ctoken" form:control-implementation="ooo:com.sun.star.form.component.HiddenControl" form:id="control8"/>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plementation Notes</text:p>
      <text:h text:style-name="Heading_20_1" text:outline-level="1">Current</text:h>
      <text:h text:style-name="Heading_20_2" text:outline-level="2">How to get Votes to the User</text:h>
      <text:h text:style-name="Heading_20_3" text:outline-level="3">Status</text:h>
      <text:p text:style-name="Text_20_body">I finished:</text:p>
      <text:p text:style-name="Text_20_body">moved those methods to PartialTrees</text:p>
      <text:p text:style-name="Text_20_body">implemented a getVote() method</text:p>
      <text:p text:style-name="Text_20_body">various other things.</text:p>
      <text:p text:style-name="Text_20_body"/>
      <text:p text:style-name="Text_20_body">Still need to do:</text:p>
      <text:p text:style-name="Text_20_body">Server needs to load up the votes for each of <text:s/>replaceWithLinkAndGet, getNodesChildren and getUpToDateNodes.</text:p>
      <text:p text:style-name="Text_20_body">ViewNode.recursiveBuildViewNode() needs to look for and load votes it finds, and needs to be modified to accept the map of votes.</text:p>
      <text:p text:style-name="Text_20_body">ViewPropEdit needs to load the vote in the getVote() callback which is used to get the rootprop votes.</text:p>
      <text:p text:style-name="Text_20_body">We need a vote UI!!</text:p>
      <text:p text:style-name="Text_20_body">Regenerate the database? <text:s/>Maybe I don't need too...</text:p>
      <text:h text:style-name="Heading_20_3" text:outline-level="3">The plan</text:h>
      <text:p text:style-name="Text_20_body">OK, here is my current plan. <text:s/>I'm not going to slow down getRootProps or the Searches with getting the Votes from the datastore. <text:s/>That means that the Votes have to be loaded later. <text:s/>That should be straight forward enough. <text:s/>I just load the Votes when I load the node, the first time it gets focus. <text:s/>There can be a single call for the getVote( propID ). <text:s/>Root level nodes, whether they come from a search or from getRootProps are only loaded one at a time, and we always already have the node. <text:s/>So I think that will work fine.</text:p>
      <text:p text:style-name="Text_20_body">That means that replaceWithLinkAndGet, getNodesChildren and getUpToDateNodes all need to return PartialTrees which will have a space to hold the votes. <text:s/>And it means that recursive build nodes needs to look for the votes as it is building the nodes. <text:s/>Simple. <text:s/>I should be able to get it working before 5! <text:s/>;-)</text:p>
      <text:p text:style-name="P8"/>
      <text:p text:style-name="P8"><text:span text:style-name="T11">public</text:span><text:span text:style-name="T4"> Map&lt;Long, Node&gt; replaceWithLinkAndGet(Long parentArgID,</text:span></text:p>
      <text:p text:style-name="P9"><text:span text:style-name="T6"><text:tab/><text:tab/><text:tab/>Long linkPropID, Long removePropID) </text:span><text:span text:style-name="T12">throws</text:span><text:span text:style-name="T6"> ServiceException;</text:span></text:p>
      <text:p text:style-name="P9"><text:span text:style-name="T6"/></text:p>
      <text:p text:style-name="P8"><text:span text:style-name="T11">public</text:span><text:span text:style-name="T4"> Map&lt;Long, Node&gt; getNodesChildren(List&lt;Long&gt; nodeIDs, </text:span><text:span text:style-name="T11">int</text:span><text:span text:style-name="T4"> depth)</text:span></text:p>
      <text:p text:style-name="P9"><text:span text:style-name="T6"><text:tab/><text:tab/><text:tab/></text:span><text:span text:style-name="T12">throws</text:span><text:span text:style-name="T6"> ServiceException;</text:span></text:p>
      <text:p text:style-name="P9"><text:span text:style-name="T6"/></text:p>
      <text:p text:style-name="P8"><text:span text:style-name="T11">public</text:span><text:span text:style-name="T4"> PartialTrees getUpToDateNodes(Map&lt;Long, DateAndChildIDs&gt; propInfo,</text:span></text:p>
      <text:p text:style-name="P9"><text:span text:style-name="T6"><text:tab/><text:tab/><text:tab/>Map&lt;Long, DateAndChildIDs&gt; argInfo);</text:span></text:p>
      <text:p text:style-name="P9"><text:span text:style-name="T6"/></text:p>
      <text:p text:style-name="P9"><text:span text:style-name="T6"/></text:p>
      <text:p text:style-name="P8"><text:span text:style-name="T11">public</text:span><text:span text:style-name="T4"> PartialTrees getRootProps(</text:span><text:span text:style-name="T11">int</text:span><text:span text:style-name="T4"> depthLimit);</text:span></text:p>
      <text:p text:style-name="P9"><text:span text:style-name="T6"/></text:p>
      <text:p text:style-name="P8"><text:span text:style-name="T11">public</text:span><text:span text:style-name="T4"> PartialTrees searchProps(String searchString, String searchName,</text:span></text:p>
      <text:p text:style-name="P8"><text:span text:style-name="T4"><text:tab/><text:tab/><text:tab/></text:span><text:span text:style-name="T11">int</text:span><text:span text:style-name="T4"> resultLimit, List&lt;Long&gt; filerNodeIDs) </text:span><text:span text:style-name="T11">throws</text:span><text:span text:style-name="T4"> ServiceException;</text:span></text:p>
      <text:p text:style-name="P8"/>
      <text:p text:style-name="P8"><text:span text:style-name="T11">public</text:span><text:span text:style-name="T4"> PartialTrees continueSearchProps(String searchName)</text:span></text:p>
      <text:p text:style-name="P9"><text:span text:style-name="T6"><text:tab/><text:tab/><text:tab/></text:span><text:span text:style-name="T12">throws</text:span><text:span text:style-name="T6"> ServiceException;</text:span></text:p>
      <text:h text:style-name="Heading_20_2" text:outline-level="2">Thoughts about versioning proposition votes and scores</text:h>
      <text:p text:style-name="Text_20_body">It doesn't seem practical or desirable to save change information for votes. <text:s/>Every user can change their vote as many times as they like, and polluting the change database with that information... it just seems ugly. <text:s/>Maybe it would make sense to keep a separate vote history database so users could go back and look at their votes.</text:p>
      <text:p text:style-name="Text_20_body">But what might make sense and what is probably desirable or even necessary from a UI perspective is to version the proposition's ordering of arguments, so users can see what the tree looked like in the past. <text:s/>The tree might look substantially different as propositions change argument ordering, especially because low scoring arguments will probably eventually be hidden in a sub-menu. <text:s/>Furthermore, each vote will probably not usually affect the argument ordering so there will be many fewer changes to save.</text:p>
      <text:p text:style-name="Text_20_body">Changes can be saved a the task responsible for the scoring changes the ordering.</text:p>
      <text:p text:style-name="Text_20_body">[When I implement ordering based on scores, I might want to considering updating the live update code so that it reflects the current ordering. <text:s/>I don't think it would be hard to do, but I think the way it works now...actually it might already essentially be implemented because a change of ordering would change the updated date, and the server would send back the node with the latest ordering...]</text:p>
      <text:h text:style-name="Heading_20_2" text:outline-level="2">Circular arguments interfering with evaluation</text:h>
      <text:p text:style-name="Text_20_body">Remember my conversation with Todd. <text:s/>When I implement scoring, I will want to keep in mind that it is possible for circular arguments to cause combinatorial problems. <text:s/>If for instance you have five nodes each of which circles back you could have something like 5*4*3*2 paths to check in order to evalute one of the propositions that depends on those nodes. <text:s/>In cases where there are too many paths to check gracefully, I will want to do a breadth first scoring algorithm, and just not score all the way to the most fundamental propositions. <text:s/>I might also want to send a report about the set of circular propositions so that they can be checked for maliciousness, and potentially revised/removed. <text:s/>I think this is probably not that big of a deal. <text:s/>The situations where there is legitimate high level of circularity seem like they might be rare. <text:s/>The illegitimate ones can be removed by human interventions after reporting. <text:s/>And the legitimate ones, if they are too much for the computer to handle, can simply rely on imperfect breadth first scoring.</text:p>
      <text:h text:style-name="Heading_20_2" text:outline-level="2">Toplevelness</text:h>
      <text:p text:style-name="Standard">TODO: version mode should only display toplevel propositions that have been interacted with. <text:s/>Displaying open top level propositions is not enough because a toplevel node might have had child nodes that have been deleted and we want to be able to walk through that history. <text:s/>Furthermore, we want to be able to see the modifications of the node. <text:s/>This isn't exactly ideal. <text:s/>The search feature should return all nodes... not just linked nodes. <text:s/>What if the node has no children. <text:s/>How does the user indicated that he wants to view it (since it won't have an open tree icon). <text:s/>He could click inside it and make it dirty, but that is not intuitive to the user. <text:s/>This relates to the general question of how to conceive of toplevelness of a node. Rather than toplevelness a node should be tagged with a category, and we would have tagged and untagged nodes. <text:s/>Tagged ones would show up when browsing, and might have priority when searching, but would otherwise be the same. Hmmm... I don't think this is high priority <text:s/>right now. <text:s/>Showing open toplevel propositions will get the job done for the time being... [Also note that attempting to version a single empty proposition results in a null pointer exception... so if I decide not to prevent that in the UI (for instance if I decide not to only display toplevel propositions in version mode) then this needs to be fixed.]</text:p>
      <text:p text:style-name="P7"/>
      <text:h text:style-name="Heading_20_2" text:outline-level="2">Backups</text:h>
      <text:p text:style-name="Text_20_body">So I did a backup and created a bat file on the windows computer at work to remember the command. <text:s/>It seems to work smoothly, and in particular, when restoring I will have the option of first deleting everything, or alternatively just restoring on top of what already exists. <text:s/>Thus if the datastore gets accidentally deleted or something, and people make new entries before I have a chance to restore, the restore will not overwrite their new entries. <text:s/>On the otherhand, that is assuming that I'm restoring to the same appengine account so that the ids of deleted nodes have not been reused. <text:s/>Also, I'm not sure if the ids are gauranteed not be reused or if they just happened not be reused when I did my test, so probably not something to rely on without more research.</text:p>
      <text:p text:style-name="Text_20_body">Anyway, I think this is a good enough solution to two potential dangers. <text:s/>Danger one is that someone maliciously corrupts/delete the database. <text:s/>If I have a daily backup, which I think I should keep once people start using the system, I can just keep going backwards in time until I find a noncorrupted datastore and then restore that, or in the case of deletion, I can just restore the last backup.</text:p>
      <text:p text:style-name="Text_20_body">The other issue that I was worried about was non-malicious corruption after changing a schema. <text:s/>This won't solve the schema change problem, but it protects me a little bit from accidents in the process of updating the schema.</text:p>
      <text:p text:style-name="Text_20_body">At some point soon I should probably create a test server that is not the production server, and only upload to the production server when I'm fairly confident things are working... <text:s/>But no point in doing that until after there are people actually using the system.</text:p>
      <text:p text:style-name="Text_20_body">One big concern is that I don't want to invite people to use the system to actually create arguments or use the system myself to actually create arguments until after I have a strategy in place to preserve those arguments as I upgrade the system. <text:s/>Particularly I'm worried about schema changes. <text:s/>I could look at the objectify schema change tools to help me think about how painful it will be to do schema changes. <text:s/>Hmmm... well at least I have a basic backup system for now.</text:p>
      <text:h text:style-name="Heading_20_2" text:outline-level="2">Misc UI notes:</text:h>
      <text:p text:style-name="Text_20_body">Whenever a node is deleted focus should move to the node immediately proceeding it in the tree...</text:p>
      <text:p text:style-name="Text_20_body">Pressing return on a node with children should always create another child rather than another sibling. <text:s/>However pressing return on an argument should always create a new child proposition, whereas pressing return on a proposition should create a sibling unless it has children already.</text:p>
      <text:p text:style-name="Text_20_body">In any case, whenever a node is added it should be added directly below the node that previously had focus and that is responsible for creating it.</text:p>
      <text:p text:style-name="Text_20_body">Only delete arguments upon last proposition deletion if the argument title is empty?</text:p>
      <text:h text:style-name="Heading_20_2" text:outline-level="2">Email Notifications</text:h>
      <text:p text:style-name="Text_20_body">Lets keep this simple for now. <text:s/>A print out of the changes since the last email update should be sufficient. <text:s/>Later of course we'll want to think of better ways to do this.</text:p>
      <text:h text:style-name="Heading_20_2" text:outline-level="2">Presentation and Naming note:</text:h>
      <text:p text:style-name="Text_20_body">I should be calling this “online opensource mass collaborative reasoning”, the important distinction being the “collaborative reasoning” instead of “argument mapping”. <text:s/>But “mass collaborative reasoning” captures the important distinction. <text:s/>Also we are not merely having a “discussion”, which doesn't imply a careful reasoning process. <text:s/>So the question is “how do you engage in a precise and accurate reasoning process (about an important issue) with the participation of hundreds, thousands, or millions of people?”</text:p>
      <text:p text:style-name="Text_20_body">reasonary.org/com/net is taken... oh well.</text:p>
      <text:p text:style-name="Text_20_body">What about acronyms involving reason that sound cool?</text:p>
      <text:p text:style-name="Text_20_body">Omocr.org (online mass opensource collaborative reaoning) is available</text:p>
      <text:p text:style-name="Text_20_body">global online collaborative reasoning – gocr, g <text:s text:c="3"/>c r</text:p>
      <text:p text:style-name="Text_20_body">mass online collaborative reasoning - mocr</text:p>
      <text:p text:style-name="Text_20_body">universal collaborative reasoning - ucr</text:p>
      <text:p text:style-name="Text_20_body">well I reserved coreason.org, lets see how I feel about that in a little while...</text:p>
      <text:p text:style-name="Text_20_body">other unavailable names:</text:p>
      <text:p text:style-name="Text_20_body">wikithink, thinkwiki, thinki, thinky, wikreason, reasonwiki,</text:p>
      <text:p text:style-name="Text_20_body">thinktionary.org was available but that seems too hard to spell/type, and a little ridiculous sounding.</text:p>
      <text:h text:style-name="Heading_20_2" text:outline-level="2">Definitions</text:h>
      <text:p text:style-name="Text_20_body">Keep thinking about this...</text:p>
      <text:h text:style-name="Heading_20_2" text:outline-level="2">Info about objectify and inheritance</text:h>
      <text:p text:style-name="Text_20_body">See this thread:</text:p>
      <text:p text:style-name="Text_20_body"><text:a xlink:type="simple" xlink:href="http://groups.google.com/group/objectify-appengine/browse_thread/thread/67fb06898ea161a">http://groups.google.com/group/objectify-appengine/browse_thread/thread/67fb06898ea161a</text:a></text:p>
      <text:p text:style-name="Text_20_body">Basically subclasses are guaranteed to have unique ids, but there isn't a convenient method for obtaining them back based on the id if you don't know which subclass the id refers to. <text:s/>So if you have:</text:p>
      <text:p text:style-name="Preformatted_20_Text">public class SuperClass {</text:p>
      <text:p text:style-name="Preformatted_20_Text"><text:s text:c="8"/>@Id</text:p>
      <text:p text:style-name="Preformatted_20_Text"><text:s text:c="8"/>public Long id;</text:p>
      <text:p text:style-name="Preformatted_20_Text"/>
      <text:p text:style-name="Preformatted_20_Text"><text:s text:c="8"/>...other fields and methods...</text:p>
      <text:p text:style-name="Preformatted_20_Text">}</text:p>
      <text:p text:style-name="Preformatted_20_Text"/>
      <text:p text:style-name="Preformatted_20_Text">public class SubClassOne extends SuperClass {</text:p>
      <text:p text:style-name="Preformatted_20_Text"><text:s text:c="8"/>...fields and methods...</text:p>
      <text:p text:style-name="Preformatted_20_Text">}</text:p>
      <text:p text:style-name="Preformatted_20_Text"/>
      <text:p text:style-name="Preformatted_20_Text">public class SubClassTwo extends SuperClass {</text:p>
      <text:p text:style-name="Preformatted_20_Text"><text:s text:c="8"/>...fields and methods...</text:p>
      <text:p text:style-name="Preformatted_20_Text">}</text:p>
      <text:p text:style-name="Preformatted_20_Text"/>
      <text:p text:style-name="Preformatted_20_Text">SubClassOne subClassOne = new SubClassOne();</text:p>
      <text:p text:style-name="Preformatted_20_Text"/>
      <text:p text:style-name="Preformatted_20_Text">SubClassTwo subClassTwo = new SubClassTwo();</text:p>
      <text:p text:style-name="Preformatted_20_Text"/>
      <text:p text:style-name="Preformatted_20_Text">ofy.put( subClassOne );</text:p>
      <text:p text:style-name="Preformatted_20_Text">ofy.put( subClassTwo );</text:p>
      <text:p text:style-name="Preformatted_20_Text"/>
      <text:p text:style-name="Text_20_body">Is is guaranteed that: subClassOne.id != subClassTwo.id.</text:p>
      <text:p text:style-name="Text_20_body">To get an object by id when you don't know which subclass it is you can do either of the following:</text:p>
      <text:p text:style-name="Text_20_body">Efficient but a little ugly:</text:p>
      <text:p text:style-name="Preformatted_20_Text">Map&lt;Key&lt;SuperClass&gt;, SuperClass&gt; map = ofy.get(</text:p>
      <text:p text:style-name="Preformatted_20_Text"><text:s text:c="4"/>new Key&lt;SubClassOne&gt;(SubClassOne.class, id),</text:p>
      <text:p text:style-name="Preformatted_20_Text"><text:s text:c="4"/>new Key&lt;SubClassTwo&gt;(SubClassTwo.class, id));</text:p>
      <text:p text:style-name="Preformatted_20_Text"/>
      <text:p text:style-name="Preformatted_20_Text">SuperClass fetchedSuperClass = map.values().iterator().next();</text:p>
      <text:p text:style-name="Preformatted_20_Text"/>
      <text:p text:style-name="Text_20_body">Inefficient, but a little bit more compact and more readable:</text:p>
      <text:p text:style-name="Preformatted_20_Text">SuperClass superClass = ofy.get(SubClassOne.class, id );</text:p>
      <text:p text:style-name="Preformatted_20_Text">if ( superClass == null ) <text:s/>superClass = ofy.get(SubClassTwo.class, id );</text:p>
      <text:p text:style-name="Preformatted_20_Text">if ( superClass == null ) <text:s/>superClass = ofy.get(SubClassThree.class, id ); </text:p>
      <text:p text:style-name="Text_20_body"/>
      <text:p text:style-name="Text_20_body">BUT ACTUALLY, the above doesn't work:</text:p>
      <text:p text:style-name="P5">This syntax (from the introduction to objectify) does not seem to <text:line-break/>work: </text:p>
      <text:p text:style-name="Preformatted_20_Text">Map&lt;Key&lt;Vehicle&gt;, Vehicle&gt; fetched4 = ofy.get( <text:line-break/> new Key&lt;Car&gt;(Car.class, porsche.id), <text:line-break/> new Key&lt;Motorcycle&gt;(Motorcycle.class, ktm.id)); </text:p>
      <text:p text:style-name="Preformatted_20_Text"/>
      <text:p text:style-name="Text_20_body">I get this error: </text:p>
      <text:p text:style-name="Text_20_body">The method get(Class&lt;? extends T&gt;, long) in the type Objectify is not <text:line-break/>applicable for the arguments (Key&lt;Car&gt;, Key&lt;Motorcycle&gt;). </text:p>
      <text:p text:style-name="Text_20_body">What would be the corrected syntax? </text:p>
      <text:p text:style-name="Text_20_body">Response:</text:p>
      <text:p text:style-name="P5">Ah, that would be an API change from long ago that was never synced to <text:line-break/>the documentation.  Unfortunately Java's erasure rules don't allow <text:line-break/>these overloads to coexist: </text:p>
      <text:p text:style-name="Preformatted_20_Text">&lt;T&gt; T get(Key&lt;? extends T&gt; key) throws NotFoundException; <text:line-break/>&lt;T&gt; Map&lt;Key&lt;T&gt;, T&gt; get(Key&lt;? extends T&gt; keys...); </text:p>
      <text:p text:style-name="Text_20_body"/>
      <text:p text:style-name="Text_20_body">So we picked the former.  For the second, use the Iterable&lt;Key&lt;? <text:line-break/>extends T&gt;&gt; version. </text:p>
      <text:p text:style-name="Text_20_body">I will update the docs. </text:p>
      <text:p text:style-name="Text_20_body">Jeff </text:p>
      <text:p text:style-name="Text_20_body"/>
      <text:h text:style-name="Heading_20_1" text:outline-level="1">Old Notes (not particularly important for work going forward)</text:h>
      <text:h text:style-name="Heading_20_2" text:outline-level="2">Transactions and Locking</text:h>
      <text:p text:style-name="Text_20_body">I have yet to think about this in detail and it could probably use some serious thought. <text:s/>In what situations will I want to do stuff in a transaction. <text:s/>The modifications obviously do not seem to be a big deal. <text:s/>If a node is deleted when the modification is made then the modification cannot be made or it needs to recreate the node, but regardless a transaction wouldn't have helped... unless you are going to hold open transactions on all nodes that a client is viewing which does not seem reasonable...and might not accomplish anything anyway.</text:p>
      <text:p text:style-name="Text_20_body">Additions and deletes however are a little bit different. <text:s/>What are the problem scenarios:</text:p>
      <text:p text:style-name="Text_20_body">Someone adds a node to a deleted node. <text:s/>This doesn't seem like a big problem. <text:s/>A simple way to handle it would be to only update the parent node after the child node is created, and if the update fails because the parent is deleted to then delete the child node. <text:s/>This would eliminate the possibility of a child node that should have a parent not having a parent.</text:p>
      <text:p text:style-name="Text_20_body">Ah, here is a case. <text:s/>Two people delete a different child node at the same time. <text:s/>Person one gets a copy of the parent to delete the child's id from it. <text:s/>Then person two gets a copy of the parent, which still has the id that person one itends to delete because person one has not yet completed. <text:s/>Person one removes the id and saves the node. <text:s/>Person two removes the id he wants to delete and save the node, but the node that he saves still has the id that person one wanted to remove. <text:s/>Now we are in an inconsistent state where the database has a node that points to a child that doesn't exist. <text:s/>But this doesn't seem complicated enough to warrant transactions. <text:s/>If transactions were easily available then we could use them for this, but because they are not available for at least on type of relationship, I'll have to implement some sort of locking scheme to avoid this, and I might as well implement it for both types of node.</text:p>
      <text:p text:style-name="Text_20_body"><text:span text:style-name="Source_20_Text"/></text:p>
      <text:p text:style-name="Preformatted_20_Text"/>
      <text:h text:style-name="Heading_20_2" text:outline-level="2">Updates</text:h>
      <text:p text:style-name="Text_20_body">Client will send a list of opened nodes to the server, and a last updated date.</text:p>
      <text:p text:style-name="Text_20_body">Server will send back all the changes to those opened nodes up to a immediately recent Date, and the Date.</text:p>
      <text:p text:style-name="Text_20_body">Client will fast forward nodes affected by returned changes and set it's last updated date to the return date.</text:p>
      <text:p text:style-name="Text_20_body">[When a node is added, modified or deleted, perhaps it should flash to a different color and gradually fade back to the same color, so that people can see the added nodes. <text:s/>Or in the case of deletes gradually fade to invisible...]</text:p>
      <text:h text:style-name="Heading_20_2" text:outline-level="2">Changes</text:h>
      <text:p text:style-name="Text_20_body">I think I'm coming to the conclusion that changes should be bi-dirrectional, allowing you to go forward or backwards. <text:s/>An easy way to do this is just to save the old version of the node, and the changes to that old version with every change.</text:p>
      <text:p text:style-name="Text_20_body">But another way to do it would just be to save the re-do information that the client currently generates to redo changes. <text:s/>Mostly that re-do information can be stored in variables that already exist in the node. <text:s/>The one exception would be the content re-do info, which would require an extra string, and would result in storing the content of every version twice, once in the change that creates the version and once in the change that overwrites it. <text:s/>That seems a little bit ugly, but I think it will make things easier, and the amount of lost space will probably be quite minimal in most cases since a proposition is only supposed to be a sentence or a paragraph at most. (I think the text might even be compressed). <text:s/></text:p>
      <text:h text:style-name="Heading_20_2" text:outline-level="2">Further thoughts on improving search speed</text:h>
      <text:p text:style-name="Text_20_body">OK, I think I can actually make searches pretty zippy with the current situation. <text:s/>I'm guessing that the first query happens pretty quickly. <text:s/>However, spinning throw the combinations when the first query or the second set of querys (all combinations with one less than all the tokens) doesn't return the search limit, takes a bunch of extra time. <text:s/>So why not just immediately return good matches on the current query. <text:s/>So first we query for all the terms. <text:s/>We take up to the limit results and send them back, even if we haven't reached the limit. <text:s/>If the client hasn't moved on to a new search already (and in many cases it will have because the user will still be typing), and the first set of results didn't fill the page (which will mean a different number on the side bar or the main search) the client can immediately request more results from the server. <text:s/>The server will use the same system that it currently use, except, when it finishing collecting results from a query, if there are any results, it will send them back immediately and wait for the client to request more results (from the next query) if it desires.</text:p>
      <text:p text:style-name="Text_20_body">I think this will make searching snapping, and it will also relieve cpu/disk usage on the server a little bit. <text:s/>Probably with this system I can up the maximum number of terms to match by one or two. (If matching 6 or 7 terms often results in slow empty queries, than I can first look for 5 terms, return those matches, then do higher term match queries and put them above the previous results...) <text:s text:c="2"/>Anyway, I think I can make it work in a reasonable way even over large datasets.</text:p>
      <text:h text:style-name="Heading_20_2" text:outline-level="2">Thoughts about updates and synchronizing Nodes with the ViewNodes</text:h>
      <text:p text:style-name="Text_20_body">Ok, so I can think of two different approaches. <text:s/>One is to make each ViewNode have a Node at birth, and every change to the ViewNode is reflected by modifying the Node. <text:s/>When the ViewNode gets an update from the server, we make the required changes to the ViewNode and then set the ViewNode's Node equal to the server Node, rather than having the server node replace the ViewNode. <text:s/>This means that every ViewNode has a seperate Node.</text:p>
      <text:p text:style-name="Text_20_body">Another approach is to make Node immutable on the client. <text:s/>Every change from the server results in a new node coming back, which replaces the previous node entirely.</text:p>
      <text:p text:style-name="Text_20_body">Another approach is to make every ViewNode a listener to Node changes. <text:s/>The client asks for changes from the Server for each loaded nodes, and applies those changes to the Node itself. <text:s/>Each ViewNode that has registered with the node gets notified of the change, and make the change to itself. <text:s/>When a ViewNode made a change to the node, other ViewNodes would get instantly updated with the new information. <text:s/>I guess server calls could go through the Node's event handlers too. <text:s/>So the the server would just be another listener to the Node's events. <text:s/>The ViewNode that made the change to the Node wouldn't actually make the change to itself. <text:s/>Instead it would make the change to the Node, and then the node would make the call to the ViewNode to add/delete or update its content. <text:s/>Changes coming from the server would be just like any other ViewNode making changes to the Node hub, except they would potentially be a little clumsier because in order to add or remove child it would need to remove all children and then re-add the present ones.</text:p>
      <text:p text:style-name="Text_20_body">I guess in this model it might make sense to have something that extends Node, or contains a Node to act as the NodeHub. <text:s/>That way the client and server can still pass Nodes back and forth without passing all the client side implementation around too. <text:s/>At the moment Nodes are really server side data classes anyway that get saved in the Datastore. <text:s/>Perhaps it would make sense just to create a new client Node, and possibly stop passing nodes around altoghether in favor of some kind of message class.</text:p>
      <text:p text:style-name="Text_20_body">So before I got on this Node hub idea I was thinking that it would make sense for each view to have its own copy of it's Node, and each one would take care of keeping it updated. <text:s/>What does the NodeHub idea make easier?</text:p>
      <text:p text:style-name="Text_20_body">One thing it does is it makes refreshes to ViewNodes that reference the same node, instantaneous. <text:s/>But assuming we are doing regular polling to the server, it's not clear that that is much of an advantage. <text:s/>Instead of instantaneous updates we'll get slightly delayed updates. <text:s/>There is something that feels “cleaner” about it. <text:s/>Does it resolve any of the problems/confusions I was having with the other approaches? <text:s/>Maybe not...</text:p>
      <text:p text:style-name="Text_20_body">It seems like it would be a pretty serious change... potentially touch every part of the project so far... that should be a BIG downside. <text:s/>On the otherhand if it is a superior approach, that will make things easier in the long run, that might be worthwhile to undertake now instead of later.</text:p>
      <text:p text:style-name="Text_20_body">The NodeHub idea doesn't work that smoothly when someone is updating a Node. <text:s/>If you send changes to a ViewNode that generated a content change, what happens? <text:s/>The I guess it could be fine. <text:s/>The ViewNode simply checks to see whether the content needs to be changed, or if it is already uptodate and only makes the change if necessary. <text:s/>Or perhaps changing the contents of a TextArea or TextBox doesn't affect the cursor position or the selection?</text:p>
      <text:p text:style-name="Text_20_body">It might be a bit heavy weight for a javascript client. <text:s/>There are a lot of things going on whenever someone presses a key. <text:s/>Searches are being sent to the server, updates are happening on the client. <text:s/>Alternatively updates might happen the same way they happen right now, when a TextArea/Box loses focus. <text:s/>Or they could happen similar to the way searches happen right now. <text:s/>Maybe a timer is set for 20 seconds everytime a key is pressed, and if the content isn't saved due to a Blur event before then, then it will automatically be saved after 20 seconds.</text:p>
      <text:p text:style-name="Text_20_body">Doing this doesn't seem to relieve the client of keeping a map/list of loaded unloaded nodes.</text:p>
      <text:p text:style-name="Text_20_body">Does it do anything to address the problems that I'm currently dealing with? <text:s/>Namely how to make sure that nodes are updated properly when they have been changed on the client, and thus need to get the upated time from the server (plus any updates that have happened in the interim)? </text:p>
      <text:p text:style-name="Text_20_body"/>
      <text:p text:style-name="Text_20_body">Another problem that might exist with my current implementation is that the there can be multiple different ViewNodes on the client that refer to the same node but have different updated times associated with them... <text:s/>Currently I think my implementation sends only one node to the server. <text:s/>It needs to make sure that its sends the oldest one to the server... otherwise there might not have been an update since the newest one, and the oldest one won't be updated to the newest one as a result.</text:p>
      <text:p text:style-name="Text_20_body"/>
      <text:p text:style-name="Text_20_body">OK, I think I'm coming to a temporary conclusion. <text:s/>Have Node like objects as hubs for ViewNodes seems like an interesting idea for the FUTURE. <text:s/>It does not make sense to try to implement this right now, while I'm in the middle of implementing something else, unless there are really clear advantages to moving to that framework for the purposes of continuous updates. <text:s/>So far I don't think there are really clear advantages that warrant that. <text:s/>So I should focus on the two methods that integrate with what I have right now more directly.</text:p>
      <text:p text:style-name="Text_20_body">Method one is immutable Nodes that are shared by ViewNodes.</text:p>
      <text:p text:style-name="Text_20_body">Method two is mutable Nodes that are specific to ViewNodes, and which need to get updated whenever the ViewNode makes a change. <text:s/>But even if they are updated when the ViewNode makes a change, they will have to be updated again when the updated date comes back from the server. <text:s/>In that case, why not just wait for the node from the server to begin with?</text:p>
      <text:p text:style-name="Text_20_body">So, now I'm thinking that what makes sense is immutable nodes, shared by ViewNodes. <text:s/>Whenever there is a change by a ViewNode, the server sends back new immutable nodes to be shared among the ViewNodes. <text:s/>For two node operations, adds/links the server sends back two new immutable Nodes. <text:s/>For single node operations just as updates/deletes (in a delete the only node that the server needs to return is the parent node I think) the server sends back one node. <text:s/>ServerComm, then calls a callback and hands off the new Nodes.</text:p>
      <text:p text:style-name="Text_20_body">One issue that I was running into is that I think then all the operations need to ask for the NodeIDs at the time of dispatch rather than at the time of the ServerComm call, because for instance, <text:s/>the user might add a node and then immediately edit it (or remove it, or add children to it). <text:s/>In that case it won't know the node ID until after the add operation has returned. <text:s/>So for every operation ServerComm will have to ask for the ids for the nodes at the time of dispatch instead of at the time of the ServerComm call.</text:p>
      <text:p text:style-name="Text_20_body">So the flow will be. <text:s/>Client makes a change. <text:s/>Lets say an addition. <text:s/>Creates a ViewNode for the new node, without any Node. <text:s/>Calls servercomm add method. <text:s/>ServerComm puts the request in the dispatch queue. <text:s/>It comes up in the dispatch queue. <text:s/>ServerComm asks which node is the parent. <text:s/>ServerComm sends a request to the server with the parent Node (which includes an “updated” field). <text:s/>The server sends back an Node for the new ViewNode, as well as a Map of nodes including the updated parent node (with a new “updated” field value) and any children that have since been added to the parent. <text:s/>The client adds the Node to the new ViewNode and updates the parent potentially change the parent's content and adding/deleting child nodes. <text:s/>Now the parent is ready for future updates.</text:p>
      <text:p text:style-name="Text_20_body">In the meantime, what has happened to the live updates. <text:s/>I don't think it really works to pause the live updates while all this is going on because then when live updates resumes, the client may very well do another edit right in the middle of the update. <text:s/>If updates are happening every few seconds it doesn't seem viable to stop the UI thread while they are going on...</text:p>
      <text:p text:style-name="Text_20_body">Will the updates cause conflicts or inconsistent states? <text:s/>Not sure... even if they do, if they do so rarely its not really a problem if the client can simply reload their page to get back into a consistent state. Maybe there could even be a forced reload every thirty minutes or so...</text:p>
      <text:h text:style-name="Heading_20_3" text:outline-level="3">My Current Plan</text:h>
      <text:p text:style-name="Text_20_body">So as described a little bit below, I decided to go with immutable Nodes on the client side. <text:s/>With every change that the client makes to server data, the server sends back updated Nodes to the client which the client that sets for the ViewNode.</text:p>
      <text:p text:style-name="Text_20_body">So far I've change ServerComm and ArgMapService to reflect the new plan. <text:s/>What I have left is (1) to change all the methods that use ServerComm to provide it with callbacks that update the nodes; and (2) to change all the methods on ArgMapServiceImpl to return updated nodes. <text:s/>The updated nodes include not just the updated Node itself but also any new children and grandchildren of new children, just like the continuous refresh. <text:s/>So on the client, when I update nodes I have to update not just the node itself, but also add any new children, etc. <text:s/>I hoping to reuse the methods that already exist for the live updating on both the server and the client...</text:p>
      <text:p text:style-name="Text_20_body">If this crazy shit works, I might actually not be too far away from fairly robust continuous updates...</text:p>
      <text:p text:style-name="Text_20_body">But now I'm done for the weekend. <text:s/>Will I remember what I was doing on Monday? <text:s/>We shall see...</text:p>
      <text:h text:style-name="Heading_20_2" text:outline-level="2">Compile reports with/without gquery</text:h>
      <text:h text:style-name="Heading_20_3" text:outline-level="3">Without</text:h>
      <text:p text:style-name="Text_20_body">Full code size</text:p>
      <text:p text:style-name="Text_20_body"><text:s text:c="4"/>267804 Bytes</text:p>
      <text:p text:style-name="Text_20_body"><text:s text:c="4"/>Report</text:p>
      <text:p text:style-name="Text_20_body">Initial download size</text:p>
      <text:p text:style-name="Text_20_body"><text:s text:c="4"/>149549 Bytes</text:p>
      <text:p text:style-name="Text_20_body"><text:s text:c="4"/>Report</text:p>
      <text:p text:style-name="Text_20_body">Left over code</text:p>
      <text:p text:style-name="Text_20_body"><text:s text:c="4"/>62556 Bytes</text:p>
      <text:p text:style-name="Text_20_body"><text:s text:c="4"/>Report</text:p>
      <text:h text:style-name="Heading_20_3" text:outline-level="3">With gquery in path but unused</text:h>
      <text:p text:style-name="Text_20_body">Full code size</text:p>
      <text:p text:style-name="Text_20_body"><text:s text:c="4"/>267804 Bytes</text:p>
      <text:p text:style-name="Text_20_body"><text:s text:c="4"/>Report</text:p>
      <text:p text:style-name="Text_20_body"/>
      <text:p text:style-name="Text_20_body">Initial download size</text:p>
      <text:p text:style-name="Text_20_body"><text:s text:c="4"/>149549 Bytes</text:p>
      <text:p text:style-name="Text_20_body"><text:s text:c="4"/>Report</text:p>
      <text:p text:style-name="Text_20_body"/>
      <text:p text:style-name="Text_20_body">Left over code</text:p>
      <text:p text:style-name="Text_20_body"><text:s text:c="4"/>62556 Bytes</text:p>
      <text:p text:style-name="Text_20_body"><text:s text:c="4"/>Report</text:p>
      <text:p text:style-name="Text_20_body"/>
      <text:h text:style-name="Heading_20_3" text:outline-level="3">With gquery used</text:h>
      <text:p text:style-name="Text_20_body">Full code size</text:p>
      <text:p text:style-name="Text_20_body"><text:s text:c="4"/>273823 Bytes</text:p>
      <text:p text:style-name="Text_20_body"><text:s text:c="4"/>Report</text:p>
      <text:p text:style-name="Text_20_body"/>
      <text:p text:style-name="Text_20_body">Initial download size</text:p>
      <text:p text:style-name="Text_20_body"><text:s text:c="4"/>149761 Bytes</text:p>
      <text:p text:style-name="Text_20_body"><text:s text:c="4"/>Report</text:p>
      <text:p text:style-name="Text_20_body"/>
      <text:p text:style-name="Text_20_body">Left over code</text:p>
      <text:p text:style-name="Text_20_body"><text:s text:c="4"/>68444 Bytes</text:p>
      <text:p text:style-name="Text_20_body"><text:s text:c="4"/>Report</text:p>
      <text:h text:style-name="Heading_20_3" text:outline-level="3">Summary</text:h>
      <text:p text:style-name="Text_20_body">With it in the tree but unused there is no change (predictably).</text:p>
      <text:p text:style-name="Text_20_body">With it used there is a <text:s/>273823 - <text:s/>267804 = 6019 size increase. <text:s/>6 KB. <text:s/>Acceptable, especially since isn't changing the initial download size at all at this point.</text:p>
      <text:h text:style-name="Heading_20_3" text:outline-level="3">More compile reports</text:h>
      <text:h text:style-name="Heading_20_4" text:outline-level="4">After switching to TextAreaAutoHeight:</text:h>
      <text:p text:style-name="Text_20_body">Full code size</text:p>
      <text:p text:style-name="Text_20_body"><text:s text:c="4"/>270975 Bytes</text:p>
      <text:p text:style-name="Text_20_body"><text:s text:c="4"/>Report</text:p>
      <text:p text:style-name="Text_20_body"/>
      <text:p text:style-name="Text_20_body">Initial download size</text:p>
      <text:p text:style-name="Text_20_body"><text:s text:c="4"/>148327 Bytes</text:p>
      <text:p text:style-name="Text_20_body"><text:s text:c="4"/>Report</text:p>
      <text:p text:style-name="Text_20_body"/>
      <text:p text:style-name="Text_20_body">Left over code</text:p>
      <text:p text:style-name="Text_20_body"><text:s text:c="4"/>67349 Bytes</text:p>
      <text:p text:style-name="Text_20_body"><text:s text:c="4"/>Report</text:p>
      <text:p text:style-name="Text_20_body"/>
      <text:h text:style-name="Heading_20_2" text:outline-level="2">versioning linking and unlinking</text:h>
      <text:p text:style-name="Text_20_body">Ok this is actually a bit of an issue that I hadn't really thought through.</text:p>
      <text:p text:style-name="Text_20_body">When you undo an unlinking you are potentially attaching a whole subtree to the tree, not merely a single node as when you undo a proposition deletion. <text:s/>The same is true of redoing a linking.</text:p>
      <text:p text:style-name="Text_20_body">Well redoing a linking should be straight forward, just take the deleted node and put it back. <text:s/>The node will keep track of its own state, whether it was open or closed, whether its children were opened or closed etc.</text:p>
      <text:p text:style-name="Text_20_body">However undoing a unlinking is more complicated because there we don't necessarily have the tree ready to go. <text:s/>In fact we don't have the tree ready to go in the current setup. <text:s/>I think the best option would be to add the node with a load dummy and only load up the children as requested by the client. <text:s/>But that implies that I have lazy loading working, so maybe before handling unlinking I should get lazy loading working again.</text:p>
      <text:p text:style-name="Text_20_body">I think to start I should just lazy load one layer at a time... the old approach was to lazy load the entire subtree, but that isn't really lazy loading and more importantly that was just being lazy since the subtree might be impractical to load...</text:p>
      <text:h text:style-name="Heading_20_2" text:outline-level="2">versioning lazy loading</text:h>
      <text:h text:style-name="Heading_20_3" text:outline-level="3">Confusing</text:h>
      <text:p text:style-name="Text_20_body">I think we still want all the changes for a closed node so we can use the same system of including add/removes as hidden changes in the change list so that the user knows when a closed (unloaded) node has children to open... when the node is opened the children are loaded... there will be one load dummy for each child.</text:p>
      <text:p text:style-name="Text_20_body">So the call to the server should return the current version of the node itself (without any children) and the nodes history. <text:s/>Basically just a NodeChanges plus the current version of the node (but not of the children).</text:p>
      <text:p text:style-name="Text_20_body">With that information the client will construct place holder nodes for each existing node and each deleted node. <text:s/>Then it will zoom the node to the correct time, and append it, closed, to the the node that was just opened, replacing the just opened nodes place holder with the newly constructed place holder.</text:p>
      <text:h text:style-name="Heading_20_3" text:outline-level="3">More clear</text:h>
      <text:p text:style-name="Text_20_body">I'm not sure that was clear so lets try again. <text:s/>When a node is closed and unloaded the client will already have it's complete history, including a list of its current and deleted children and all its changes. <text:s/>It will be represented by the normal ViewNodeVer, and it will have placeholders for each of its children; for each a ViewNodeVer with a placeholder flag.</text:p>
      <text:p text:style-name="Text_20_body">While the node is closed, it will be processed like any other closed node, meaning that the very same functions will be used for processing its modifications and add/removes will work. <text:s/>They will just work on placeholders instead of real nodes. <text:s/>When the node is opened the placeholders will appear with a message “loading from server”. </text:p>
      <text:p text:style-name="Text_20_body">At the point the client requests the information needed to build a closed unloaded node for each of the placeholders. <text:s/>This includes the complete history (including current and deleted children and all changes) and a current version of the node. <text:s/>The client builds a closed version, zooms it to the correct time and appends it to the tree, replacing or merging it with its placeholder.</text:p>
      <text:h text:style-name="Heading_20_3" text:outline-level="3">Links</text:h>
      <text:h text:style-name="Heading_20_4" text:outline-level="4">Closed and open non-deleted</text:h>
      <text:p text:style-name="Text_20_body">The exact same process will work for linked nodes that are closed. <text:s/>However links existing in the current edit tree will be treated exactly the same as all other nodes.</text:p>
      <text:h text:style-name="Heading_20_4" text:outline-level="4">deleted</text:h>
      <text:p text:style-name="Text_20_body">Links that have been deleted however will need to be specially sent with the initial request for the change list. <text:s/>The client will need the current version of the link and its history sufficient to zoom it to the correct time in the tree (the time it was deleted). <text:s/>The main difference is that for unlinks we also need a list of the <text:span text:style-name="T2">current </text:span><text:span text:style-name="T3">children. <text:s/>For other nodes we only need a list of the deleted children, because a node cannot be deleted while it still has children. <text:s/>Therefore if a node was deleted, it had no children at the time of the deletion. <text:s/>Not true for unlinked nodes. <text:s/>Also node can be unlinked without without deleting its contents, so we need to make sure that the change for the unlink includes the previous contents.</text:span></text:p>
      <text:h text:style-name="P10" text:outline-level="3">Implementation plan</text:h>
      <text:p text:style-name="P4">Implement for regular nodes first</text:p>
      <text:p text:style-name="P4">make sure that implementation works for closed and open non-deleted links</text:p>
      <text:p text:style-name="P4">implement for deleted links.</text:p>
      <text:p text:style-name="P4">Testing version extensively, especially linking, unlinking, deletes, and open/closes of nodes</text:p>
      <text:h text:style-name="Heading_20_2" text:outline-level="2">Open/Close nodes</text:h>
      <text:p text:style-name="Text_20_body">When a node is closed:</text:p>
      <text:p text:style-name="Text_20_body">remove all the changes of all subnodes EXCEPT changes already removed by previous closes of subnodes...</text:p>
      <text:p text:style-name="Text_20_body">hide the add/remove changes (for subnodes<text:span text:style-name="T1">)</text:span> of the closed node (but do not remove them from the timeMachineMap)</text:p>
      <text:p text:style-name="Text_20_body">(do not remove or hide modification changes of the node itself)</text:p>
      <text:p text:style-name="Text_20_body"/>
      <text:p text:style-name="Text_20_body">When a node is open:</text:p>
      <text:p text:style-name="Text_20_body">restore all the changes of all subnodes EXCEPT changes of closed subnodes that should remain removed</text:p>
      <text:p text:style-name="Text_20_body">unhide the add/remove changes (for subnodes) of the closed node</text:p>
      <text:p text:style-name="Text_20_body">(do nothing for modifications of the node itself since they were not hidden or removed by the close)</text:p>
      <text:p text:style-name="Text_20_body"/>
      <text:p text:style-name="Text_20_body">define “EXCEPT changes already removed by previous closes of subnodes...”:</text:p>
      <text:p text:style-name="Text_20_body">function:</text:p>
      <text:p text:style-name="P1">for each child node</text:p>
      <text:p text:style-name="P2">include both add/removes and modifications</text:p>
      <text:p text:style-name="P3">note: this puts the changes back as hidden if they where hidden when removed...</text:p>
      <text:p text:style-name="P2">if child node is open</text:p>
      <text:p text:style-name="P3">call function for child node</text:p>
      <text:h text:style-name="Heading_20_2" text:outline-level="2">Versioning </text:h>
      <text:p text:style-name="Text_20_body">The server will send the client lists of propositions and arguments, the changes associated with each, and a list of arguments or propositions that have been deleted from them.</text:p>
      <text:p text:style-name="Text_20_body">When the client gets the list, for each View node in the cloned tree, it will load the changes associated with the node. <text:s/>It will also create Views for the deleted nodes, recursively, and will load those Views with associated changes. <text:s/>Then an object referencing each change, and each View, for all the opened nodes will be added to a MultiMap, keyed on date.</text:p>
      <text:p text:style-name="Text_20_body">One entry for each key in the MultiMap will be listed in the list of changes that the user can see (thus hiding duplicates for nodes opened multiple times in the tree).</text:p>
      <text:p text:style-name="Text_20_body">When a node is closed, it will remove its changes from the MultiMap, and recursively remove the changes of its (open) descendants from the MultiMap. <text:s/>When a node is opened is will add its change to the MultiMap and recursively add its descendants changes to the MultiMap.</text:p>
      <text:p text:style-name="Text_20_body">Lazy loading. <text:s/>When a node that has not yet been opened is opened, its existing and deleted children will be loaded from the server, including their changes, which will be added to the MultiMap. <text:s/>The children will default to closed, and their children will only be loaded if they are opened... hmmm... but then as people scroll through the change list it might be confusing that deleted nodes don't reapear (unless their parent are open).</text:p>
      <text:h text:style-name="Heading_20_2" text:outline-level="2">Argument <text:s/>UI issues</text:h>
      <text:p text:style-name="Text_20_body">The argument deletion (and addition) should happen in another server call. <text:s/>The server no longer needs to keep track of childless args … they can just be deleted by other users... its no longer a corruption of the database... therefore it doesn't need to check to make sure that the arg is being deleted … that can be left up to the client. <text:s/>Hopefully this will simplify the server a little bit...</text:p>
      <text:p text:style-name="Text_20_body"/>
      <text:p text:style-name="Text_20_body"/>
      <text:p text:style-name="Text_20_body">One approach: <text:s/></text:p>
      <text:p text:style-name="Text_20_body">Stop deleting empty arguments (the proposition deletion methods are overly complex); implement separate argument deletions; when the last proposition is deleted move to the arguments title; when an empty argument title is backspaced or deleted, delete the argument.</text:p>
      <text:p text:style-name="Text_20_body">Another approach:</text:p>
      <text:p text:style-name="Text_20_body">Automatically delete arguments with empty titles when the last proposition is deleted, but not arguments with non-empty titles. <text:s/>Automatically jump to the first proposition when an argument is created, thereby encouraging users not to bother with titling arguments unless there is a reason to.</text:p>
      <text:p text:style-name="Text_20_body">Applicable to both approaches:</text:p>
      <text:p text:style-name="Text_20_body">When pressing return in an argument, create a new proposition and move to it.</text:p>
      <text:p text:style-name="Text_20_body">Other issues:</text:p>
      <text:p text:style-name="Text_20_body"/>
      <text:h text:style-name="Heading_20_2" text:outline-level="2">Change modeling and double storing content for each version</text:h>
      <text:p text:style-name="Text_20_body">If for some reason I decide that I just can't stand storing the content text twice for each version, I guess it would be possible to store a reference to a separately stored string object... probably not worth it...</text:p>
      <text:p text:style-name="Text_20_body">A long is 64 bits, and a char is 16 bits. <text:s/>So every id stored/sent is like storing sending 4 characters. <text:s/>Pretty minimal. <text:s/>But assuming there is no additional overhead in the datastore (which is probably a extremely bad assumption), that means that moving the string out would result in a minimum of 12 characters additional storage... a couple words. <text:s/>Well I guess that is really not that much, but I think that the real overhead will be from the datastore, and it's indexes.</text:p>
      <text:p text:style-name="Text_20_body"><text:a xlink:type="simple" xlink:href="http://groups.google.com/group/google-appengine/browse_thread/thread/5256b6bb481d029b/927d647ef8a47eb0?pli=1">http://groups.google.com/group/google-appengine/browse_thread/thread/5256b6bb481d029b/927d647ef8a47eb0?pli=1</text:a></text:p>
      <text:p text:style-name="Text_20_body">Seems to suggest that a minimum entry is 90bytes. <text:s/>A character is two bytes so that is roughly 45 characters, or a sentence worth, so on average I might not save any space... for that added complexity it seems pretty pointless at this point.</text:p>
      <text:p text:style-name="Text_20_body">And if I'm worried about over the wire space I can just wipe the unnecessary data from the object before sending it so its just sending a null or two.</text:p>
      <text:h text:style-name="Heading_20_2" text:outline-level="2">more thoughts on the how to model propositions and arguments</text:h>
      <text:p text:style-name="Text_20_body">I'm in the process of moving a model where they are both nodes.</text:p>
      <text:p text:style-name="Text_20_body">The last section of this page (<text:a xlink:type="simple" xlink:href="http://code.google.com/appengine/docs/java/datastore/relationships.html">http://code.google.com/appengine/docs/java/datastore/relationships.html</text:a>) seems to suggest that if they both derive from Node and Node has the ID, then they will be guaranteed to have unique Ids with no Argument having the same ID as a proposition. <text:s/>However, given my experiment with objectify where I queries for Nodes after creating Arguments and Propositions, and got nothing back, it seems like in order to find a node with just its ID you would need to query both groups. <text:s/>Which makes their example less compelling, because the Chef would need to query every recipe type to find the favorite.</text:p>
      <text:p text:style-name="Text_20_body">On the otherhand in my application I will mostly know which kind of node I'm looking for when I query the datastore, and on the client it might simplify things because I could use just one big list of nodes and let generic node functions handle building up the views and such...</text:p>
      <text:h text:style-name="Heading_20_3" text:outline-level="3">Owned relationships</text:h>
      <text:p text:style-name="Text_20_body">Anyway, on that same page I was reading about owned and unowned relationships, which actually seems to fit nicely with what I'm doing. <text:s/>So a proposition owns its arguments, and arguments do not own their propositions. <text:s/>Instead of storing arguments separately, I could just store them as part of the proposition. <text:s/>What advantages might this have? <text:s/>Transactions, referential integrity, and maybe speed when retrieving a proposition and its arguments.</text:p>
      <text:p text:style-name="Text_20_body">Owned relationships gaurantee referential integrity. <text:s/>So I wouldn't have to check to make sure that a proposition's childIDs actually referred to an argument. <text:s/>The argument would just be there as part of the proposition. <text:s/>If the proposition was deleted, the arguments could be set to automatically delete as well. <text:s/>Of course that would not guarantee that the arguments links to child propositions would maintain referential integrity. <text:s/>They cannot, because that is a many to many relationship. <text:s/>So when a proposition is deleted, I would still need to manually check for all the argument owners to make sure the arguments have no child Ids that are pointing to nowhere. <text:s/>This means I only get half referential integrity which makes the idea less appealing.</text:p>
      <text:p text:style-name="Text_20_body">Nevertheless there is something appealing about doing it this way because it seems to model the relationship more intuitively. <text:s/>Propositions really do own their arguments in the sense that argument are unique to propositions. <text:s/>And arguments really do not own their propositions in the sense that propositions are not unique to arguments. <text:s/>Somehow it feels conceptually cleaner to reduce everything down to a propositions object, and just pass around proposition objects and propIDs and stop passing arguments around entirely.</text:p>
      <text:p text:style-name="Text_20_body">Generally propositions still wouldn't be excessively big, since an argument is still basically just a limited length title and some proposition ids. <text:s/>Even a proposition with dozens of arguments would still be a manageable size, with dozens of titles and a list of propositions for each title. <text:s/>Nevertheless that does mean less over the wire efficiency, since every time you pass a proposition you would also pass its arguments. <text:s/>I guess it wouldn't be hard to say, only send me the proposition, without sending the arguments. <text:s/>And then if someone opened the proposition you would then fetch the arguments. <text:s/>But then we are back to the same situation. <text:s/>Also, how would changes work then? <text:s/>A change to the argument would also probably need to reference the proposition. <text:s/>I guess that just means a mere extra propID in each change, which isn't a big deal.</text:p>
      <text:p text:style-name="Text_20_body"/>
      <text:p text:style-name="Text_20_body">Client node implementation...would this create more duplicate code? <text:s/>In some ways it seems simpler to avoid all the hoops I'm going through to avoid duplicate code for Propositions and Arguments. <text:s/>Just have a proposition object that handles all its argument objects, even if that means there is duplicate code. <text:s/>But actually it really does seem better to avoid the duplicate code, since the client side code size is pretty important, and also, I want to keep things simple and understandable and the less code the easier that will be.</text:p>
      <text:p text:style-name="Text_20_body">So I think I'm decided that </text:p>
      <text:h text:style-name="Heading_20_2" text:outline-level="2">diffs</text:h>
      <text:p text:style-name="Text_20_body">See <text:a xlink:type="simple" xlink:href="http://code.google.com/p/google-diff-match-patch/"><text:span text:style-name="T5">google-diff-match-patch</text:span></text:a> (<text:a xlink:type="simple" xlink:href="http://code.google.com/p/google-diff-match-patch/">http://code.google.com/p/google-diff-match-patch/</text:a>) for what looks like the best option as far as libraries are concerned. <text:s/>So the questions are: <text:s/>would it actually save any space with such small strings? <text:s/>If so, is it enough space to make it worth it? <text:s/>Probably not!! <text:s/>Consider this: <text:s/>the GNU differ algorithm only works on lines, and I only have lines! <text:s/>So that algorithm would just be storing what I have already. <text:s/>This one looks like it might be more efficient... but who cares if I shave off a few characters?</text:p>
      <text:p text:style-name="Text_20_body">If I am having problems with people incorrectly entering huge propositions, perhaps the better approach is to limit proposition size.</text:p>
      <text:p text:style-name="Text_20_body">I guess the real reason I was considering this is because I was thinking about storing both undo and redo information in the changes. <text:s/>If I do that, it might significantly increase the size of the change sent to the client, which I would want to avoid if I'm sending hundreds or thousands of changes. <text:s/>It could basically double the download time of a large change list. <text:s/>But the better approach is probably just to blank out the redo information before send it to the client and let the client generate that info on its own. <text:s/>At least with regard to content. <text:s/>That might end up being more space efficient than sending the undo and redo information anyway.</text:p>
      <text:p text:style-name="Text_20_body">I guess the other appealing thing about sending both the undo and the redo information is that it would simplify the client side code a little bit, but really it would just result in the removal of a few lines, which are already written, really not worth it.</text:p>
      <text:p text:style-name="Text_20_body">I think storing the redo information as plain text and blanking it out before sending it to the client probably makes the most sense. <text:s/>That would work for history. <text:s/>And then blanking out the undo information when sending info to the client for constant updates would work the otherway.</text:p>
      <text:p text:style-name="Text_20_body">But really... this level of optimization is not what I should be focusing on right now!!!</text:p>
      <text:h text:style-name="Heading_20_2" text:outline-level="2">Example of locking</text:h>
      <text:p text:style-name="Text_20_body">One simple way to do this would be to keep a list of nodes that are currently locked in the memcache. <text:s/>See (<text:a xlink:type="simple" xlink:href="http://blog.listry.com/2010/05/app-engine-locking-with-memcache.html">http://blog.listry.com/2010/05/app-engine-locking-with-memcache.html</text:a>) for an example. <text:s/>Another way to do it would be to create a queue of waiting processes for every object that is locked, and letting letting the processes wait in line. <text:s/>Anyway this should be simple to implement and doesn't require transactions or rollbacks, and will need to be done for at least one of the relationships anyway, so no point in trying to avoid it for the other.</text:p>
      <text:p text:style-name="Text_20_body">Here is the example in case it gets removed:</text:p>
      <text:p text:style-name="Preformatted_20_Text"><text:span text:style-name="Source_20_Text">import com.google.appengine.api.memcache.*;</text:span></text:p>
      <text:p text:style-name="Preformatted_20_Text"/>
      <text:p text:style-name="Preformatted_20_Text"><text:span text:style-name="Source_20_Text">public class MemcacheMutex {</text:span></text:p>
      <text:p text:style-name="Preformatted_20_Text"><text:span text:style-name="Source_20_Text"><text:s text:c="2"/>private String key;</text:span></text:p>
      <text:p text:style-name="Preformatted_20_Text"><text:span text:style-name="Source_20_Text"><text:s text:c="2"/>private int maxTimeout;</text:span></text:p>
      <text:p text:style-name="Preformatted_20_Text"><text:span text:style-name="Source_20_Text"><text:s text:c="2"/>private boolean locked;</text:span></text:p>
      <text:p text:style-name="Preformatted_20_Text"><text:span text:style-name="Source_20_Text"><text:s text:c="2"/>public MemcacheMutex(String key, int maxTimeout) {</text:span></text:p>
      <text:p text:style-name="Preformatted_20_Text"><text:span text:style-name="Source_20_Text"><text:s text:c="4"/>this.key = "mcmutex." + key;</text:span></text:p>
      <text:p text:style-name="Preformatted_20_Text"><text:span text:style-name="Source_20_Text"><text:s text:c="4"/>this.maxTimeout = maxTimeout;</text:span></text:p>
      <text:p text:style-name="Preformatted_20_Text"><text:span text:style-name="Source_20_Text"><text:s text:c="2"/>}</text:span></text:p>
      <text:p text:style-name="Preformatted_20_Text"/>
      <text:p text:style-name="Preformatted_20_Text"><text:span text:style-name="Source_20_Text"><text:s text:c="2"/>public boolean TryLock() {</text:span></text:p>
      <text:p text:style-name="Preformatted_20_Text"><text:span text:style-name="Source_20_Text"><text:s text:c="4"/>if (locked) </text:span></text:p>
      <text:p text:style-name="Preformatted_20_Text"><text:span text:style-name="Source_20_Text"><text:s text:c="6"/>return true;</text:span></text:p>
      <text:p text:style-name="Preformatted_20_Text"><text:span text:style-name="Source_20_Text"><text:s text:c="6"/></text:span></text:p>
      <text:p text:style-name="Preformatted_20_Text"><text:span text:style-name="Source_20_Text"><text:s text:c="4"/>MemcacheService mc =</text:span></text:p>
      <text:p text:style-name="Preformatted_20_Text"><text:span text:style-name="Source_20_Text"><text:s text:c="6"/>MemcacheServiceFactory.getMemcacheService();</text:span></text:p>
      <text:p text:style-name="Preformatted_20_Text"/>
      <text:p text:style-name="Preformatted_20_Text"><text:span text:style-name="Source_20_Text"><text:s text:c="4"/>locked = mc.put(key, "not used",</text:span></text:p>
      <text:p text:style-name="Preformatted_20_Text"><text:span text:style-name="Source_20_Text"><text:s text:c="6"/>Expiration.byDeltaMillis(maxTimeout),</text:span></text:p>
      <text:p text:style-name="Preformatted_20_Text"><text:span text:style-name="Source_20_Text"><text:s text:c="6"/>MemcacheService.SetPolicy.ADD_ONLY_IF_NOT_PRESENT);</text:span></text:p>
      <text:p text:style-name="Preformatted_20_Text"/>
      <text:p text:style-name="Preformatted_20_Text"><text:span text:style-name="Source_20_Text"><text:s text:c="4"/>return locked;</text:span></text:p>
      <text:p text:style-name="Preformatted_20_Text"><text:span text:style-name="Source_20_Text"><text:s text:c="2"/>}</text:span></text:p>
      <text:p text:style-name="Preformatted_20_Text"/>
      <text:p text:style-name="Preformatted_20_Text"><text:span text:style-name="Source_20_Text"><text:s text:c="2"/>public void Unlock() {</text:span></text:p>
      <text:p text:style-name="Preformatted_20_Text"><text:span text:style-name="Source_20_Text"><text:s text:c="4"/>if (locked) </text:span></text:p>
      <text:p text:style-name="Preformatted_20_Text"><text:span text:style-name="Source_20_Text"><text:s text:c="6"/>MemcacheServiceFactory</text:span></text:p>
      <text:p text:style-name="Preformatted_20_Text"><text:span text:style-name="Source_20_Text"><text:s text:c="8"/>.getMemcacheService().delete(key);</text:span></text:p>
      <text:p text:style-name="Preformatted_20_Text"><text:span text:style-name="Source_20_Text"><text:s text:c="4"/>locked = false; <text:s text:c="3"/></text:span></text:p>
      <text:p text:style-name="Preformatted_20_Text"><text:span text:style-name="Source_20_Text"><text:s text:c="2"/>}</text:span></text:p>
      <text:p text:style-name="P6"><text:span text:style-name="Source_20_Te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ac Kriegman</meta:initial-creator>
    <meta:creation-date>2010-10-10T19:46:06</meta:creation-date>
    <meta:generator>OpenOffice.org/3.2$Win32 OpenOffice.org_project/320m18$Build-9502</meta:generator>
    <dc:date>2010-11-19T16:56:49.53</dc:date>
    <dc:creator>Isaac Kriegman</dc:creator>
    <meta:editing-duration>PT353H51M24S</meta:editing-duration>
    <meta:editing-cycles>54</meta:editing-cycles>
    <meta:document-statistic meta:table-count="0" meta:image-count="0" meta:object-count="0" meta:page-count="1" meta:paragraph-count="304" meta:word-count="7466" meta:character-count="44293"/>
  </office:meta>
</office:document-meta>
</file>